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complex="Times New Roman" fo:font-size="16pt" style:font-size-asian="16pt" style:font-size-complex="16pt"/>
    </style:style>
    <style:style style:name="P2" style:parent-style-name="Standard" style:family="paragraph">
      <style:paragraph-properties fo:text-align="justify"/>
      <style:text-properties style:font-name="Times New Roman" style:font-name-complex="Times New Roman" fo:font-size="16pt" style:font-size-asian="16pt" style:font-size-complex="16pt"/>
    </style:style>
    <style:style style:name="P3" style:parent-style-name="Standard" style:family="paragraph">
      <style:paragraph-properties fo:text-align="justify"/>
      <style:text-properties style:font-name="Times New Roman" style:font-name-complex="Times New Roman" fo:font-size="16pt" style:font-size-asian="16pt" style:font-size-complex="16pt"/>
    </style:style>
    <style:style style:name="P4" style:parent-style-name="Standard" style:family="paragraph">
      <style:paragraph-properties fo:text-align="justify"/>
      <style:text-properties style:font-name="Times New Roman" style:font-name-complex="Times New Roman" fo:font-size="16pt" style:font-size-asian="16pt" style:font-size-complex="16pt"/>
    </style:style>
    <style:style style:name="P5" style:parent-style-name="Standard" style:family="paragraph">
      <style:paragraph-properties fo:text-align="justify"/>
      <style:text-properties style:font-name="Times New Roman" style:font-name-complex="Times New Roman" fo:font-size="16pt" style:font-size-asian="16pt" style:font-size-complex="16pt"/>
    </style:style>
    <style:style style:name="P6" style:parent-style-name="Standard" style:family="paragraph">
      <style:paragraph-properties fo:text-align="justify"/>
    </style:style>
    <style:style style:name="T7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</office:automatic-styles>
  <office:body>
    <office:text text:use-soft-page-breaks="true">
      <text:p text:style-name="P1">Команда 5. Концепция.</text:p>
      <text:p text:style-name="P2">1)<text:s/>Для каждой строки составляем мапу всевозможных подстрок (т. е. отображение подстроки в количество раз, которое она встречается в начальной строке).<text:s/></text:p>
      <text:p text:style-name="P3">Итерируемся по индексу буквы в строке от 0 до n-1. Для каждой буквы добавляем в мапу подстроку длины от 1 до n, которая начинается с данной буквы. При выходе за границы массива<text:s/>(индекс &gt;= n) значения закольцовываются, т.е. n-ый элемент = 0-ой элемент, n+1= 1-ый элемент…<text:line-break/>2)<text:s/>Для каждой пары строк составляем пересечение мап, то есть осуществляем проход по ключам(подстрокам) и сравниваем количество вхождений в каждую мапу. В пересечение берём наименьшее число из двух мап, отвечающее одной подстроке.<text:line-break/>3) Составляем итоговый вес совпадения строк: считаем сумму, в которой слагаемые имеют вид:<text:s/></text:p>
      <text:p text:style-name="P4">(длина подстроки из пересечения мап)*(количество раз, которое она встречается в пересечении)/(значение нормализации).</text:p>
      <text:p text:style-name="P5"/>
      <text:p text:style-name="P6"><text:span text:style-name="T7">Значение нормализации — сумма возможных весов всех подстрок в строке длины k = (n+m)/2, где n-длина первой строки, m — длина второй строки. Т.е. k = n^2*(1+n)/2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Дмитрий Бокарев</meta:initial-creator>
    <dc:creator>dbokarevv@gmail.com</dc:creator>
    <meta:creation-date>2020-09-10T16:50:00Z</meta:creation-date>
    <dc:date>2020-09-10T16:50:00Z</dc:date>
    <meta:template xlink:href="Normal.dotm" xlink:type="simple"/>
    <meta:editing-cycles>2</meta:editing-cycles>
    <meta:editing-duration>PT1680S</meta:editing-duration>
    <meta:document-statistic meta:page-count="1" meta:paragraph-count="2" meta:word-count="156" meta:character-count="1046" meta:row-count="7" meta:non-whitespace-character-count="892"/>
  </office:meta>
</office:document-meta>
</file>